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ans Serif" svg:font-family="'Sans Serif'"/>
    <style:font-face style:name="Thoth Int" svg:font-family="'Thoth Int'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36cm"/>
    </style:style>
    <style:style style:name="co2" style:family="table-column">
      <style:table-column-properties fo:break-before="auto" style:column-width="1.281cm"/>
    </style:style>
    <style:style style:name="co3" style:family="table-column">
      <style:table-column-properties fo:break-before="auto" style:column-width="3.819cm"/>
    </style:style>
    <style:style style:name="co4" style:family="table-column">
      <style:table-column-properties fo:break-before="auto" style:column-width="0.501cm"/>
    </style:style>
    <style:style style:name="co5" style:family="table-column">
      <style:table-column-properties fo:break-before="auto" style:column-width="7.609cm"/>
    </style:style>
    <style:style style:name="co6" style:family="table-column">
      <style:table-column-properties fo:break-before="auto" style:column-width="8.02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47cm" fo:break-before="auto" style:use-optimal-row-height="true"/>
    </style:style>
    <style:style style:name="ro4" style:family="table-row">
      <style:table-row-properties style:row-height="0.504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Nimbus Sans L"/>
    </style:style>
    <style:style style:name="ce2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0.035cm solid #000000" style:vertical-align="middle"/>
      <style:paragraph-properties fo:text-align="center"/>
      <style:text-properties fo:color="#000000" style:font-name="Nimbus Sans 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100">
      <style:text-properties style:font-name="Nimbus Sans L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0.035cm solid #000000" style:vertical-align="middle"/>
      <style:paragraph-properties fo:text-align="center"/>
      <style:text-properties fo:color="#000000" style:font-name="Nimbus Sans L" fo:font-size="10pt" fo:font-weight="bold" style:font-size-asian="10pt" style:font-size-complex="10pt"/>
    </style:style>
    <style:style style:name="ce6" style:family="table-cell" style:parent-style-name="Default" style:data-style-name="N100">
      <style:table-cell-properties fo:border-bottom="none" fo:background-color="#ffffff" style:cell-protect="none" style:print-content="true" style:text-align-source="fix" style:repeat-content="false" fo:border-left="none" fo:padding-bottom="0.049cm" fo:padding-left="0.035cm" fo:padding-right="0.035cm" fo:padding-top="0.049cm" fo:border-right="0.035cm solid #000000" fo:border-top="none" style:vertical-align="middle"/>
      <style:paragraph-properties fo:text-align="start" fo:margin-left="0cm"/>
      <style:text-properties fo:color="#000000" style:font-name="Nimbus Sans L" fo:font-size="10pt" style:text-underline-style="none" fo:font-weight="normal" style:font-size-asian="10pt" style:font-weight-asian="normal" style:font-size-complex="10pt" style:font-weight-complex="normal"/>
    </style:style>
    <style:style style:name="ce7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none" fo:padding-bottom="0.049cm" fo:padding-left="0.035cm" fo:padding-right="0.035cm" fo:padding-top="0.049cm" style:vertical-align="middle"/>
      <style:paragraph-properties fo:text-align="center"/>
      <style:text-properties fo:color="#000000" style:font-name="Thoth Int" fo:font-size="11pt" fo:font-weight="bold" style:font-size-asian="11pt" style:font-size-complex="11pt"/>
    </style:style>
    <style:style style:name="ce8" style:family="table-cell" style:parent-style-name="Default" style:data-style-name="N100">
      <style:text-properties style:font-name="Thoth Int" fo:font-size="11pt" style:font-size-asian="11pt" style:font-size-complex="11pt"/>
    </style:style>
    <style:style style:name="ce9" style:family="table-cell" style:parent-style-name="Default" style:data-style-name="N100">
      <style:table-cell-properties fo:background-color="#ffffff" style:cell-protect="none" style:print-content="true" fo:border="none" fo:padding-bottom="0.049cm" fo:padding-left="0.035cm" fo:padding-right="0.035cm" fo:padding-top="0.049cm" style:vertical-align="middle"/>
      <style:text-properties fo:color="#000000" style:font-name="Thoth Int" fo:font-size="11pt" fo:font-weight="bold" style:font-size-asian="11pt" style:font-size-complex="11pt"/>
    </style:style>
    <style:style style:name="ce10" style:family="table-cell" style:parent-style-name="Default" style:data-style-name="N100">
      <style:table-cell-properties fo:background-color="#ffffff" style:cell-protect="none" style:print-content="true" fo:border="0.035cm solid #000000" style:vertical-align="middle"/>
      <style:text-properties fo:color="#000000" style:font-name="Nimbus Sans L" fo:font-size="10pt" fo:font-weight="bold" style:font-size-asian="10pt" style:font-size-complex="10pt"/>
    </style:style>
    <style:style style:name="ce11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none" fo:padding-bottom="0.049cm" fo:padding-left="0.035cm" fo:padding-right="0.035cm" fo:padding-top="0.049cm" style:vertical-align="middle"/>
      <style:paragraph-properties fo:text-align="center"/>
      <style:text-properties fo:color="#000000" style:font-name="Nimbus Sans L" fo:font-size="10pt" fo:font-weight="bold" style:font-size-asian="10pt" style:font-size-complex="10pt"/>
    </style:style>
    <style:style style:name="ce12" style:family="table-cell" style:parent-style-name="Default" style:data-style-name="N100">
      <style:table-cell-properties fo:border-bottom="0.002cm solid #000000" fo:border-left="none" fo:padding-bottom="0.049cm" fo:padding-left="0.035cm" fo:padding-right="0.035cm" fo:padding-top="0.049cm" fo:border-right="none" fo:border-top="none"/>
    </style:style>
    <style:style style:name="ce13" style:family="table-cell" style:parent-style-name="Default" style:data-style-name="N100">
      <style:table-cell-properties fo:border="0.002cm solid #000000"/>
      <style:text-properties style:font-name="Nimbus Sans 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100">
      <style:table-cell-properties fo:padding-bottom="0.049cm" fo:padding-left="0.035cm" fo:padding-right="0.035cm" fo:padding-top="0.049cm"/>
      <style:text-properties style:font-name="Nimbus Sans L" fo:font-size="10pt" style:font-size-asian="10pt" style:font-size-complex="10pt"/>
    </style:style>
    <style:style style:name="ce15" style:family="table-cell" style:parent-style-name="Default" style:data-style-name="N100">
      <style:text-properties style:font-name="Nimbus Sans L" fo:font-size="10pt" style:font-size-asian="10pt" style:font-size-complex="10pt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3" table:default-cell-style-name="ce8"/>
        <table:table-column table:style-name="co4" table:default-cell-style-name="ce8"/>
        <table:table-column table:style-name="co3" table:default-cell-style-name="ce3"/>
        <table:table-column table:style-name="co3" table:default-cell-style-name="ce8"/>
        <table:table-column table:style-name="co4" table:default-cell-style-name="ce8"/>
        <table:table-column table:style-name="co3" table:default-cell-style-name="ce3"/>
        <table:table-column table:style-name="co3" table:default-cell-style-name="ce8"/>
        <table:table-column table:style-name="co4" table:default-cell-style-name="ce8"/>
        <table:table-column table:style-name="co3" table:number-columns-repeated="2" table:default-cell-style-name="ce8"/>
        <table:table-column table:style-name="co4" table:number-columns-repeated="2" table:default-cell-style-name="ce8"/>
        <table:table-column table:style-name="co5" table:default-cell-style-name="ce3"/>
        <table:table-column table:style-name="co2" table:default-cell-style-name="ce3"/>
        <table:table-column table:style-name="co6" table:default-cell-style-name="ce3"/>
        <table:table-column table:style-name="co3" table:number-columns-repeated="1006" table:default-cell-style-name="ce3"/>
        <table:table-row table:style-name="ro1">
          <table:table-cell table:style-name="ce1" office:value-type="string" table:number-columns-spanned="2" table:number-rows-spanned="1">
            <text:p>Version 0.8.x</text:p>
          </table:table-cell>
          <table:covered-table-cell table:style-name="ce4"/>
          <table:table-cell table:style-name="ce6" office:value-type="string" table:number-columns-spanned="16" table:number-rows-spanned="1">
            <text:p><text:span text:style-name="T1">NOTE</text:span>: You must have the <text:span text:style-name="T1">Thoth-Int</text:span> font installed to view the QS columns</text:p>
          </table:table-cell>
          <table:covered-table-cell table:style-name="ce7"/>
          <table:covered-table-cell table:style-name="ce9"/>
          <table:covered-table-cell table:style-name="ce11"/>
          <table:covered-table-cell table:style-name="ce7"/>
          <table:covered-table-cell table:style-name="ce7"/>
          <table:covered-table-cell table:style-name="ce11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9"/>
          <table:covered-table-cell table:style-name="ce7"/>
          <table:covered-table-cell table:style-name="ce11"/>
          <table:covered-table-cell table:style-name="ce12"/>
          <table:covered-table-cell table:style-name="ce14"/>
          <table:table-cell table:style-name="ce14" table:number-columns-repeated="1006"/>
        </table:table-row>
        <table:table-row table:style-name="ro2">
          <table:table-cell table:style-name="ce2" office:value-type="string">
            <text:p>WORD</text:p>
          </table:table-cell>
          <table:table-cell table:style-name="ce5" office:value-type="string">
            <text:p>POS</text:p>
          </table:table-cell>
          <table:table-cell table:style-name="ce5" office:value-type="string">
            <text:p>Ph-RP</text:p>
          </table:table-cell>
          <table:table-cell table:style-name="ce5" office:value-type="string">
            <text:p>QS-RP (j)</text:p>
          </table:table-cell>
          <table:table-cell table:style-name="ce10" office:value-type="string">
            <text:p>QS-RP (s)</text:p>
          </table:table-cell>
          <table:table-cell table:style-name="ce5" office:value-type="string">
            <text:p>Ph-GA</text:p>
          </table:table-cell>
          <table:table-cell table:style-name="ce5" office:value-type="string">
            <text:p>QS-GA (j)</text:p>
          </table:table-cell>
          <table:table-cell table:style-name="ce5" office:value-type="string">
            <text:p>QS-GA (s)</text:p>
          </table:table-cell>
          <table:table-cell table:style-name="ce5" office:value-type="string">
            <text:p>Ph-Au</text:p>
          </table:table-cell>
          <table:table-cell table:style-name="ce5" office:value-type="string">
            <text:p>QS-Au (j)</text:p>
          </table:table-cell>
          <table:table-cell table:style-name="ce5" office:value-type="string">
            <text:p>QS-Au (s)</text:p>
          </table:table-cell>
          <table:table-cell table:style-name="ce5" office:value-type="string">
            <text:p>Main.Int.QS (j)</text:p>
          </table:table-cell>
          <table:table-cell table:style-name="ce5" office:value-type="string">
            <text:p>Alt.Int.QS (j)</text:p>
          </table:table-cell>
          <table:table-cell table:style-name="ce10" office:value-type="string">
            <text:p>Main.Int.QS (s)</text:p>
          </table:table-cell>
          <table:table-cell table:style-name="ce5" office:value-type="string">
            <text:p>Alt.Int.QS(s)</text:p>
          </table:table-cell>
          <table:table-cell table:style-name="ce5" office:value-type="string">
            <text:p>Code</text:p>
          </table:table-cell>
          <table:table-cell table:style-name="ce13" office:value-type="string">
            <text:p>Tags (w=weak, n=NORTH set, f=FORCE set)</text:p>
          </table:table-cell>
          <table:table-cell table:style-name="ce13" office:value-type="string">
            <text:p>NOTES</text:p>
          </table:table-cell>
          <table:table-cell table:style-name="ce15" table:number-columns-repeated="1006"/>
        </table:table-row>
        <table:table-row table:style-name="ro3">
          <table:table-cell office:value-type="string">
            <text:p>one</text:p>
          </table:table-cell>
          <table:table-cell office:value-type="string">
            <text:p>s z</text:p>
          </table:table-cell>
          <table:table-cell office:value-type="string">
            <text:p>wVn</text:p>
          </table:table-cell>
          <table:table-cell office:value-type="string">
            <text:p>wun</text:p>
          </table:table-cell>
          <table:table-cell/>
          <table:table-cell office:value-type="string">
            <text:p>wVn</text:p>
          </table:table-cell>
          <table:table-cell office:value-type="string">
            <text:p>wun</text:p>
          </table:table-cell>
          <table:table-cell table:number-columns-repeated="1017"/>
        </table:table-row>
        <table:table-row table:style-name="ro3">
          <table:table-cell office:value-type="string">
            <text:p>two</text:p>
          </table:table-cell>
          <table:table-cell office:value-type="string">
            <text:p>s z</text:p>
          </table:table-cell>
          <table:table-cell office:value-type="string">
            <text:p>tu:</text:p>
          </table:table-cell>
          <table:table-cell office:value-type="string">
            <text:p>tU</text:p>
          </table:table-cell>
          <table:table-cell/>
          <table:table-cell office:value-type="string">
            <text:p>tu:</text:p>
          </table:table-cell>
          <table:table-cell office:value-type="string">
            <text:p>tU</text:p>
          </table:table-cell>
          <table:table-cell table:number-columns-repeated="1017"/>
        </table:table-row>
        <table:table-row table:style-name="ro3">
          <table:table-cell office:value-type="string">
            <text:p>three</text:p>
          </table:table-cell>
          <table:table-cell office:value-type="string">
            <text:p>s z</text:p>
          </table:table-cell>
          <table:table-cell office:value-type="string">
            <text:p>Tri:</text:p>
          </table:table-cell>
          <table:table-cell office:value-type="string">
            <text:p>TrE</text:p>
          </table:table-cell>
          <table:table-cell/>
          <table:table-cell office:value-type="string">
            <text:p>Tri:</text:p>
          </table:table-cell>
          <table:table-cell office:value-type="string">
            <text:p>TrE</text:p>
          </table:table-cell>
          <table:table-cell table:number-columns-repeated="1017"/>
        </table:table-row>
        <table:table-row table:style-name="ro3">
          <table:table-cell office:value-type="string">
            <text:p>four</text:p>
          </table:table-cell>
          <table:table-cell office:value-type="string">
            <text:p>s z</text:p>
          </table:table-cell>
          <table:table-cell office:value-type="string">
            <text:p>fO:</text:p>
          </table:table-cell>
          <table:table-cell office:value-type="string">
            <text:p>fö</text:p>
          </table:table-cell>
          <table:table-cell/>
          <table:table-cell office:value-type="string">
            <text:p>1-fO:r <text:s/>2-fo:r</text:p>
          </table:table-cell>
          <table:table-cell office:value-type="string">
            <text:p>1-fQr-&gt;1 <text:s/>2=1</text:p>
          </table:table-cell>
          <table:table-cell/>
          <table:table-cell office:value-type="string">
            <text:p>force</text:p>
          </table:table-cell>
          <table:table-cell table:number-columns-repeated="1015"/>
        </table:table-row>
        <table:table-row table:style-name="ro3">
          <table:table-cell office:value-type="string">
            <text:p>five</text:p>
          </table:table-cell>
          <table:table-cell office:value-type="string">
            <text:p>s z</text:p>
          </table:table-cell>
          <table:table-cell office:value-type="string">
            <text:p>faIv</text:p>
          </table:table-cell>
          <table:table-cell office:value-type="string">
            <text:p>fIv</text:p>
          </table:table-cell>
          <table:table-cell/>
          <table:table-cell office:value-type="string">
            <text:p>faIv</text:p>
          </table:table-cell>
          <table:table-cell office:value-type="string">
            <text:p>fIv</text:p>
          </table:table-cell>
          <table:table-cell table:number-columns-repeated="1017"/>
        </table:table-row>
        <table:table-row table:style-name="ro3">
          <table:table-cell office:value-type="string">
            <text:p>six</text:p>
          </table:table-cell>
          <table:table-cell office:value-type="string">
            <text:p>es _z</text:p>
          </table:table-cell>
          <table:table-cell office:value-type="string">
            <text:p>sIks</text:p>
          </table:table-cell>
          <table:table-cell office:value-type="string">
            <text:p>siks</text:p>
          </table:table-cell>
          <table:table-cell/>
          <table:table-cell office:value-type="string">
            <text:p>sIks</text:p>
          </table:table-cell>
          <table:table-cell office:value-type="string">
            <text:p>siks</text:p>
          </table:table-cell>
          <table:table-cell table:number-columns-repeated="1017"/>
        </table:table-row>
        <table:table-row table:style-name="ro3">
          <table:table-cell office:value-type="string">
            <text:p>seven</text:p>
          </table:table-cell>
          <table:table-cell office:value-type="string">
            <text:p>s z</text:p>
          </table:table-cell>
          <table:table-cell office:value-type="string">
            <text:p>sev=n</text:p>
          </table:table-cell>
          <table:table-cell office:value-type="string">
            <text:p>sevn</text:p>
          </table:table-cell>
          <table:table-cell/>
          <table:table-cell office:value-type="string">
            <text:p>sev=n</text:p>
          </table:table-cell>
          <table:table-cell office:value-type="string">
            <text:p>sevn</text:p>
          </table:table-cell>
          <table:table-cell/>
          <table:table-cell office:value-type="string">
            <text:p>xx : need to correct, should use suffix rule -en-</text:p>
          </table:table-cell>
          <table:table-cell table:number-columns-repeated="1015"/>
        </table:table-row>
        <table:table-row table:style-name="ro3">
          <table:table-cell office:value-type="string">
            <text:p>eight</text:p>
          </table:table-cell>
          <table:table-cell office:value-type="string">
            <text:p>s s</text:p>
          </table:table-cell>
          <table:table-cell office:value-type="string">
            <text:p>eIt</text:p>
          </table:table-cell>
          <table:table-cell office:value-type="string">
            <text:p>At</text:p>
          </table:table-cell>
          <table:table-cell/>
          <table:table-cell office:value-type="string">
            <text:p>eIt</text:p>
          </table:table-cell>
          <table:table-cell office:value-type="string">
            <text:p>At</text:p>
          </table:table-cell>
          <table:table-cell table:number-columns-repeated="1017"/>
        </table:table-row>
        <table:table-row table:style-name="ro3">
          <table:table-cell office:value-type="string">
            <text:p>nine</text:p>
          </table:table-cell>
          <table:table-cell office:value-type="string">
            <text:p>s z</text:p>
          </table:table-cell>
          <table:table-cell office:value-type="string">
            <text:p>naIn</text:p>
          </table:table-cell>
          <table:table-cell office:value-type="string">
            <text:p>nIn</text:p>
          </table:table-cell>
          <table:table-cell/>
          <table:table-cell office:value-type="string">
            <text:p>naIn</text:p>
          </table:table-cell>
          <table:table-cell office:value-type="string">
            <text:p>nIn</text:p>
          </table:table-cell>
          <table:table-cell table:number-columns-repeated="1017"/>
        </table:table-row>
        <table:table-row table:style-name="ro3">
          <table:table-cell office:value-type="string">
            <text:p>ten</text:p>
          </table:table-cell>
          <table:table-cell office:value-type="string">
            <text:p>s z</text:p>
          </table:table-cell>
          <table:table-cell table:number-columns-repeated="2" office:value-type="string">
            <text:p>ten</text:p>
          </table:table-cell>
          <table:table-cell/>
          <table:table-cell table:number-columns-repeated="2" office:value-type="string">
            <text:p>ten</text:p>
          </table:table-cell>
          <table:table-cell table:number-columns-repeated="1017"/>
        </table:table-row>
        <table:table-row table:style-name="ro3">
          <table:table-cell office:value-type="string">
            <text:p>eleven</text:p>
          </table:table-cell>
          <table:table-cell office:value-type="string">
            <text:p>s z</text:p>
          </table:table-cell>
          <table:table-cell office:value-type="string">
            <text:p>1-Ilev=n <text:s/>2-@lev=n</text:p>
          </table:table-cell>
          <table:table-cell office:value-type="string">
            <text:p>1-ilevn-&gt;1 <text:s/>2-ulevn-&gt;1</text:p>
          </table:table-cell>
          <table:table-cell/>
          <table:table-cell office:value-type="string">
            <text:p>Ilev=n</text:p>
          </table:table-cell>
          <table:table-cell office:value-type="string">
            <text:p>ilevn</text:p>
          </table:table-cell>
          <table:table-cell/>
          <table:table-cell office:value-type="string">
            <text:p>rp 25</text:p>
          </table:table-cell>
          <table:table-cell table:number-columns-repeated="1015"/>
        </table:table-row>
        <table:table-row table:style-name="ro3">
          <table:table-cell office:value-type="string">
            <text:p>twelve</text:p>
          </table:table-cell>
          <table:table-cell office:value-type="string">
            <text:p>s z</text:p>
          </table:table-cell>
          <table:table-cell table:number-columns-repeated="2" office:value-type="string">
            <text:p>twelv</text:p>
          </table:table-cell>
          <table:table-cell/>
          <table:table-cell table:number-columns-repeated="2" office:value-type="string">
            <text:p>twelv</text:p>
          </table:table-cell>
          <table:table-cell table:number-columns-repeated="1017"/>
        </table:table-row>
        <table:table-row table:style-name="ro3">
          <table:table-cell office:value-type="string">
            <text:p>thirteen</text:p>
          </table:table-cell>
          <table:table-cell office:value-type="string">
            <text:p>s z</text:p>
          </table:table-cell>
          <table:table-cell office:value-type="string">
            <text:p>T3:ti:n</text:p>
          </table:table-cell>
          <table:table-cell office:value-type="string">
            <text:p>TütEn</text:p>
          </table:table-cell>
          <table:table-cell/>
          <table:table-cell office:value-type="string">
            <text:p>T3':ti:n</text:p>
          </table:table-cell>
          <table:table-cell office:value-type="string">
            <text:p>TütEn</text:p>
          </table:table-cell>
          <table:table-cell table:number-columns-repeated="1017"/>
        </table:table-row>
        <table:table-row table:style-name="ro3">
          <table:table-cell office:value-type="string">
            <text:p>fourteen</text:p>
          </table:table-cell>
          <table:table-cell office:value-type="string">
            <text:p>s z</text:p>
          </table:table-cell>
          <table:table-cell office:value-type="string">
            <text:p>fO:ti:n</text:p>
          </table:table-cell>
          <table:table-cell office:value-type="string">
            <text:p>fötEn</text:p>
          </table:table-cell>
          <table:table-cell/>
          <table:table-cell office:value-type="string">
            <text:p>1-fO:rti:n <text:s/>2-fo:rti:n</text:p>
          </table:table-cell>
          <table:table-cell office:value-type="string">
            <text:p>1-fQrtEn-&gt;1 <text:s/>2=1</text:p>
          </table:table-cell>
          <table:table-cell/>
          <table:table-cell office:value-type="string">
            <text:p>force</text:p>
          </table:table-cell>
          <table:table-cell table:number-columns-repeated="1015"/>
        </table:table-row>
        <table:table-row table:style-name="ro3">
          <table:table-cell office:value-type="string">
            <text:p>fifteen</text:p>
          </table:table-cell>
          <table:table-cell office:value-type="string">
            <text:p>s z</text:p>
          </table:table-cell>
          <table:table-cell office:value-type="string">
            <text:p>fIfti:n</text:p>
          </table:table-cell>
          <table:table-cell office:value-type="string">
            <text:p>fiftEn</text:p>
          </table:table-cell>
          <table:table-cell/>
          <table:table-cell office:value-type="string">
            <text:p>fIfti:n</text:p>
          </table:table-cell>
          <table:table-cell office:value-type="string">
            <text:p>fiftEn</text:p>
          </table:table-cell>
          <table:table-cell table:number-columns-repeated="1017"/>
        </table:table-row>
        <table:table-row table:style-name="ro3">
          <table:table-cell office:value-type="string">
            <text:p>sixteen</text:p>
          </table:table-cell>
          <table:table-cell office:value-type="string">
            <text:p>s z</text:p>
          </table:table-cell>
          <table:table-cell office:value-type="string">
            <text:p>sIksti:n</text:p>
          </table:table-cell>
          <table:table-cell office:value-type="string">
            <text:p>sikstEn</text:p>
          </table:table-cell>
          <table:table-cell/>
          <table:table-cell office:value-type="string">
            <text:p>sIksti:n</text:p>
          </table:table-cell>
          <table:table-cell office:value-type="string">
            <text:p>sikstEn</text:p>
          </table:table-cell>
          <table:table-cell table:number-columns-repeated="1017"/>
        </table:table-row>
        <table:table-row table:style-name="ro3">
          <table:table-cell office:value-type="string">
            <text:p>seventeen</text:p>
          </table:table-cell>
          <table:table-cell office:value-type="string">
            <text:p>s z</text:p>
          </table:table-cell>
          <table:table-cell office:value-type="string">
            <text:p>sev=nti:n</text:p>
          </table:table-cell>
          <table:table-cell office:value-type="string">
            <text:p>sevntEn</text:p>
          </table:table-cell>
          <table:table-cell/>
          <table:table-cell office:value-type="string">
            <text:p>sev=nti:n</text:p>
          </table:table-cell>
          <table:table-cell office:value-type="string">
            <text:p>sevntEn</text:p>
          </table:table-cell>
          <table:table-cell/>
          <table:table-cell office:value-type="string">
            <text:p>xx : need to correct, should use suffix rule -en-</text:p>
          </table:table-cell>
          <table:table-cell table:number-columns-repeated="1015"/>
        </table:table-row>
        <table:table-row table:style-name="ro3">
          <table:table-cell office:value-type="string">
            <text:p>eighteen</text:p>
          </table:table-cell>
          <table:table-cell office:value-type="string">
            <text:p>s z</text:p>
          </table:table-cell>
          <table:table-cell office:value-type="string">
            <text:p>eIti:n</text:p>
          </table:table-cell>
          <table:table-cell office:value-type="string">
            <text:p>AtEn</text:p>
          </table:table-cell>
          <table:table-cell/>
          <table:table-cell office:value-type="string">
            <text:p>eIti:n</text:p>
          </table:table-cell>
          <table:table-cell office:value-type="string">
            <text:p>AtEn</text:p>
          </table:table-cell>
          <table:table-cell table:number-columns-repeated="1017"/>
        </table:table-row>
        <table:table-row table:style-name="ro3">
          <table:table-cell office:value-type="string">
            <text:p>nineteen</text:p>
          </table:table-cell>
          <table:table-cell office:value-type="string">
            <text:p>s z</text:p>
          </table:table-cell>
          <table:table-cell office:value-type="string">
            <text:p>naInti:n</text:p>
          </table:table-cell>
          <table:table-cell office:value-type="string">
            <text:p>nIntEn</text:p>
          </table:table-cell>
          <table:table-cell/>
          <table:table-cell office:value-type="string">
            <text:p>naInti:n</text:p>
          </table:table-cell>
          <table:table-cell office:value-type="string">
            <text:p>nIntEn</text:p>
          </table:table-cell>
          <table:table-cell table:number-columns-repeated="1017"/>
        </table:table-row>
        <table:table-row table:style-name="ro3">
          <table:table-cell office:value-type="string">
            <text:p>twenty</text:p>
          </table:table-cell>
          <table:table-cell office:value-type="string">
            <text:p>~y+ies z</text:p>
          </table:table-cell>
          <table:table-cell office:value-type="string">
            <text:p>twenti</text:p>
          </table:table-cell>
          <table:table-cell office:value-type="string">
            <text:p>twentE</text:p>
          </table:table-cell>
          <table:table-cell/>
          <table:table-cell office:value-type="string">
            <text:p>twenti</text:p>
          </table:table-cell>
          <table:table-cell office:value-type="string">
            <text:p>twentE</text:p>
          </table:table-cell>
          <table:table-cell table:number-columns-repeated="1017"/>
        </table:table-row>
        <table:table-row table:style-name="ro3">
          <table:table-cell office:value-type="string">
            <text:p>thirty</text:p>
          </table:table-cell>
          <table:table-cell office:value-type="string">
            <text:p>~y+ies z</text:p>
          </table:table-cell>
          <table:table-cell office:value-type="string">
            <text:p>T3:ti</text:p>
          </table:table-cell>
          <table:table-cell office:value-type="string">
            <text:p>TütE </text:p>
          </table:table-cell>
          <table:table-cell/>
          <table:table-cell office:value-type="string">
            <text:p>T3':ti</text:p>
          </table:table-cell>
          <table:table-cell office:value-type="string">
            <text:p>TütE </text:p>
          </table:table-cell>
          <table:table-cell table:number-columns-repeated="1017"/>
        </table:table-row>
        <table:table-row table:style-name="ro3">
          <table:table-cell office:value-type="string">
            <text:p>forty</text:p>
          </table:table-cell>
          <table:table-cell office:value-type="string">
            <text:p>~y+ies z</text:p>
          </table:table-cell>
          <table:table-cell office:value-type="string">
            <text:p>fO:ti <text:s/></text:p>
          </table:table-cell>
          <table:table-cell office:value-type="string">
            <text:p>fötE </text:p>
          </table:table-cell>
          <table:table-cell/>
          <table:table-cell office:value-type="string">
            <text:p>fO:rti</text:p>
          </table:table-cell>
          <table:table-cell office:value-type="string">
            <text:p>fQrtE</text:p>
          </table:table-cell>
          <table:table-cell/>
          <table:table-cell office:value-type="string">
            <text:p>force?</text:p>
          </table:table-cell>
          <table:table-cell table:number-columns-repeated="1015"/>
        </table:table-row>
        <table:table-row table:style-name="ro3">
          <table:table-cell office:value-type="string">
            <text:p>fifty</text:p>
          </table:table-cell>
          <table:table-cell office:value-type="string">
            <text:p>~y+ies z</text:p>
          </table:table-cell>
          <table:table-cell office:value-type="string">
            <text:p>fIfti </text:p>
          </table:table-cell>
          <table:table-cell office:value-type="string">
            <text:p>fiftE </text:p>
          </table:table-cell>
          <table:table-cell/>
          <table:table-cell office:value-type="string">
            <text:p>fIfti </text:p>
          </table:table-cell>
          <table:table-cell office:value-type="string">
            <text:p>fiftE </text:p>
          </table:table-cell>
          <table:table-cell table:number-columns-repeated="1017"/>
        </table:table-row>
        <table:table-row table:style-name="ro3">
          <table:table-cell office:value-type="string">
            <text:p>sixty</text:p>
          </table:table-cell>
          <table:table-cell office:value-type="string">
            <text:p>~y+ies z</text:p>
          </table:table-cell>
          <table:table-cell office:value-type="string">
            <text:p>sIksti <text:s/></text:p>
          </table:table-cell>
          <table:table-cell office:value-type="string">
            <text:p>sikstE </text:p>
          </table:table-cell>
          <table:table-cell/>
          <table:table-cell office:value-type="string">
            <text:p>sIksti</text:p>
          </table:table-cell>
          <table:table-cell office:value-type="string">
            <text:p>sikstE </text:p>
          </table:table-cell>
          <table:table-cell table:number-columns-repeated="1017"/>
        </table:table-row>
        <table:table-row table:style-name="ro3">
          <table:table-cell office:value-type="string">
            <text:p>seventy</text:p>
          </table:table-cell>
          <table:table-cell office:value-type="string">
            <text:p>~y+ies z</text:p>
          </table:table-cell>
          <table:table-cell office:value-type="string">
            <text:p>sev=nti </text:p>
          </table:table-cell>
          <table:table-cell office:value-type="string">
            <text:p>sevntE</text:p>
          </table:table-cell>
          <table:table-cell/>
          <table:table-cell office:value-type="string">
            <text:p>sev=nti</text:p>
          </table:table-cell>
          <table:table-cell office:value-type="string">
            <text:p>sevntE</text:p>
          </table:table-cell>
          <table:table-cell table:number-columns-repeated="1017"/>
        </table:table-row>
        <table:table-row table:style-name="ro3">
          <table:table-cell office:value-type="string">
            <text:p>eighty</text:p>
          </table:table-cell>
          <table:table-cell office:value-type="string">
            <text:p>~y+ies z</text:p>
          </table:table-cell>
          <table:table-cell office:value-type="string">
            <text:p>eIti</text:p>
          </table:table-cell>
          <table:table-cell office:value-type="string">
            <text:p>AtE</text:p>
          </table:table-cell>
          <table:table-cell/>
          <table:table-cell office:value-type="string">
            <text:p>eIti</text:p>
          </table:table-cell>
          <table:table-cell office:value-type="string">
            <text:p>AtE</text:p>
          </table:table-cell>
          <table:table-cell table:number-columns-repeated="1017"/>
        </table:table-row>
        <table:table-row table:style-name="ro3">
          <table:table-cell office:value-type="string">
            <text:p>ninety</text:p>
          </table:table-cell>
          <table:table-cell office:value-type="string">
            <text:p>~y+ies z</text:p>
          </table:table-cell>
          <table:table-cell office:value-type="string">
            <text:p>naInti</text:p>
          </table:table-cell>
          <table:table-cell office:value-type="string">
            <text:p>nIntE</text:p>
          </table:table-cell>
          <table:table-cell/>
          <table:table-cell office:value-type="string">
            <text:p>naInti</text:p>
          </table:table-cell>
          <table:table-cell office:value-type="string">
            <text:p>nIntE</text:p>
          </table:table-cell>
          <table:table-cell table:number-columns-repeated="1017"/>
        </table:table-row>
        <table:table-row table:style-name="ro3">
          <table:table-cell office:value-type="string">
            <text:p>hundred</text:p>
          </table:table-cell>
          <table:table-cell office:value-type="string">
            <text:p>s z</text:p>
          </table:table-cell>
          <table:table-cell office:value-type="string">
            <text:p>1-hVndr@d <text:s/>2-hVndrId</text:p>
          </table:table-cell>
          <table:table-cell office:value-type="string">
            <text:p>1-hundrud-&gt;1 <text:s/>2-hundrid-&gt;2</text:p>
          </table:table-cell>
          <table:table-cell/>
          <table:table-cell office:value-type="string">
            <text:p>hVndr@d</text:p>
          </table:table-cell>
          <table:table-cell office:value-type="string">
            <text:p>hundrud-&gt;1</text:p>
          </table:table-cell>
          <table:table-cell/>
          <table:table-cell office:value-type="string">
            <text:p>major exception 25</text:p>
          </table:table-cell>
          <table:table-cell table:number-columns-repeated="1015"/>
        </table:table-row>
        <table:table-row table:style-name="ro3">
          <table:table-cell office:value-type="string">
            <text:p>thousand</text:p>
          </table:table-cell>
          <table:table-cell office:value-type="string">
            <text:p>s z</text:p>
          </table:table-cell>
          <table:table-cell office:value-type="string">
            <text:p>TaUz=nd</text:p>
          </table:table-cell>
          <table:table-cell office:value-type="string">
            <text:p>TWznd</text:p>
          </table:table-cell>
          <table:table-cell/>
          <table:table-cell office:value-type="string">
            <text:p>TaUz=nd</text:p>
          </table:table-cell>
          <table:table-cell office:value-type="string">
            <text:p>TWznd</text:p>
          </table:table-cell>
          <table:table-cell table:number-columns-repeated="1017"/>
        </table:table-row>
        <table:table-row table:style-name="ro3">
          <table:table-cell office:value-type="string">
            <text:p>million</text:p>
          </table:table-cell>
          <table:table-cell office:value-type="string">
            <text:p>s z</text:p>
          </table:table-cell>
          <table:table-cell office:value-type="string">
            <text:p>1-mIlj@n <text:s/>2-mIli@n</text:p>
          </table:table-cell>
          <table:table-cell office:value-type="string">
            <text:p><text:s/>1-milyun-&gt;1 <text:s/>2-milEun-&gt;2</text:p>
          </table:table-cell>
          <table:table-cell/>
          <table:table-cell office:value-type="string">
            <text:p>mIlj@n</text:p>
          </table:table-cell>
          <table:table-cell office:value-type="string">
            <text:p>milyun-&gt;1</text:p>
          </table:table-cell>
          <table:table-cell/>
          <table:table-cell office:value-type="string">
            <text:p>two pronun</text:p>
          </table:table-cell>
          <table:table-cell table:number-columns-repeated="1015"/>
        </table:table-row>
        <table:table-row table:style-name="ro3">
          <table:table-cell office:value-type="string">
            <text:p>billion</text:p>
          </table:table-cell>
          <table:table-cell office:value-type="string">
            <text:p>s z</text:p>
          </table:table-cell>
          <table:table-cell office:value-type="string">
            <text:p>1-bIlj@n <text:s/>2-bIli@n</text:p>
          </table:table-cell>
          <table:table-cell office:value-type="string">
            <text:p>1-bilyun-&gt;1 <text:s/>2-bilEun-&gt;2</text:p>
          </table:table-cell>
          <table:table-cell/>
          <table:table-cell office:value-type="string">
            <text:p>bIlj@n</text:p>
          </table:table-cell>
          <table:table-cell office:value-type="string">
            <text:p>bilyun-&gt;1</text:p>
          </table:table-cell>
          <table:table-cell/>
          <table:table-cell office:value-type="string">
            <text:p>two pronun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first</text:p>
          </table:table-cell>
          <table:table-cell office:value-type="string">
            <text:p>s s</text:p>
          </table:table-cell>
          <table:table-cell office:value-type="string">
            <text:p>f3:st</text:p>
          </table:table-cell>
          <table:table-cell office:value-type="string">
            <text:p>füst</text:p>
          </table:table-cell>
          <table:table-cell/>
          <table:table-cell office:value-type="string">
            <text:p>f3':st</text:p>
          </table:table-cell>
          <table:table-cell office:value-type="string">
            <text:p>füst</text:p>
          </table:table-cell>
          <table:table-cell table:number-columns-repeated="1017"/>
        </table:table-row>
        <table:table-row table:style-name="ro3">
          <table:table-cell office:value-type="string">
            <text:p>second</text:p>
          </table:table-cell>
          <table:table-cell office:value-type="string">
            <text:p>s z</text:p>
          </table:table-cell>
          <table:table-cell office:value-type="string">
            <text:p>sek@nd</text:p>
          </table:table-cell>
          <table:table-cell office:value-type="string">
            <text:p>sekund</text:p>
          </table:table-cell>
          <table:table-cell/>
          <table:table-cell office:value-type="string">
            <text:p>sek@nd</text:p>
          </table:table-cell>
          <table:table-cell office:value-type="string">
            <text:p>sekund</text:p>
          </table:table-cell>
          <table:table-cell table:number-columns-repeated="1017"/>
        </table:table-row>
        <table:table-row table:style-name="ro3">
          <table:table-cell office:value-type="string">
            <text:p>third</text:p>
          </table:table-cell>
          <table:table-cell office:value-type="string">
            <text:p>s z</text:p>
          </table:table-cell>
          <table:table-cell office:value-type="string">
            <text:p>T3:d</text:p>
          </table:table-cell>
          <table:table-cell office:value-type="string">
            <text:p>Tüd</text:p>
          </table:table-cell>
          <table:table-cell/>
          <table:table-cell office:value-type="string">
            <text:p>T3':d</text:p>
          </table:table-cell>
          <table:table-cell office:value-type="string">
            <text:p>Tüd</text:p>
          </table:table-cell>
          <table:table-cell table:number-columns-repeated="1017"/>
        </table:table-row>
        <table:table-row table:style-name="ro3">
          <table:table-cell office:value-type="string">
            <text:p>fourth</text:p>
          </table:table-cell>
          <table:table-cell office:value-type="string">
            <text:p>s s</text:p>
          </table:table-cell>
          <table:table-cell office:value-type="string">
            <text:p>fO:T </text:p>
          </table:table-cell>
          <table:table-cell office:value-type="string">
            <text:p>föT</text:p>
          </table:table-cell>
          <table:table-cell/>
          <table:table-cell office:value-type="string">
            <text:p>1-fO:rT <text:s/>2-fo:rT</text:p>
          </table:table-cell>
          <table:table-cell office:value-type="string">
            <text:p>1-fQrT-&gt;1 <text:s/>2=1</text:p>
          </table:table-cell>
          <table:table-cell/>
          <table:table-cell office:value-type="string">
            <text:p>force</text:p>
          </table:table-cell>
          <table:table-cell table:number-columns-repeated="1015"/>
        </table:table-row>
        <table:table-row table:style-name="ro3">
          <table:table-cell office:value-type="string">
            <text:p>fifth</text:p>
          </table:table-cell>
          <table:table-cell office:value-type="string">
            <text:p>s s</text:p>
          </table:table-cell>
          <table:table-cell office:value-type="string">
            <text:p>1-fIfT <text:s/>2-fIftT</text:p>
          </table:table-cell>
          <table:table-cell office:value-type="string">
            <text:p>1-fifT-&gt;1 <text:s/>2-fiftT-&gt;2</text:p>
          </table:table-cell>
          <table:table-cell/>
          <table:table-cell office:value-type="string">
            <text:p>fIfT</text:p>
          </table:table-cell>
          <table:table-cell office:value-type="string">
            <text:p>fifT-&gt;1</text:p>
          </table:table-cell>
          <table:table-cell/>
          <table:table-cell office:value-type="string">
            <text:p>two pronun</text:p>
          </table:table-cell>
          <table:table-cell table:number-columns-repeated="1015"/>
        </table:table-row>
        <table:table-row table:style-name="ro3">
          <table:table-cell office:value-type="string">
            <text:p>sixth</text:p>
          </table:table-cell>
          <table:table-cell office:value-type="string">
            <text:p>s s</text:p>
          </table:table-cell>
          <table:table-cell office:value-type="string">
            <text:p>1-sIksT <text:s/>2-sIkstT</text:p>
          </table:table-cell>
          <table:table-cell office:value-type="string">
            <text:p>1-siksT-&gt;1 <text:s/>2-sikstT-&gt;2</text:p>
          </table:table-cell>
          <table:table-cell/>
          <table:table-cell office:value-type="string">
            <text:p>sIksT</text:p>
          </table:table-cell>
          <table:table-cell office:value-type="string">
            <text:p>siksT-&gt;1</text:p>
          </table:table-cell>
          <table:table-cell/>
          <table:table-cell office:value-type="string">
            <text:p>two pronun</text:p>
          </table:table-cell>
          <table:table-cell table:number-columns-repeated="1015"/>
        </table:table-row>
        <table:table-row table:style-name="ro3">
          <table:table-cell office:value-type="string">
            <text:p>seventh</text:p>
          </table:table-cell>
          <table:table-cell office:value-type="string">
            <text:p>s s</text:p>
          </table:table-cell>
          <table:table-cell office:value-type="string">
            <text:p>sev=n(t)T</text:p>
          </table:table-cell>
          <table:table-cell office:value-type="string">
            <text:p>sevnT</text:p>
          </table:table-cell>
          <table:table-cell/>
          <table:table-cell office:value-type="string">
            <text:p>sev=n(t)T</text:p>
          </table:table-cell>
          <table:table-cell office:value-type="string">
            <text:p>sevnT</text:p>
          </table:table-cell>
          <table:table-cell/>
          <table:table-cell office:value-type="string">
            <text:p>O</text:p>
          </table:table-cell>
          <table:table-cell table:number-columns-repeated="1015"/>
        </table:table-row>
        <table:table-row table:style-name="ro3">
          <table:table-cell office:value-type="string">
            <text:p>eighth</text:p>
          </table:table-cell>
          <table:table-cell office:value-type="string">
            <text:p>s s</text:p>
          </table:table-cell>
          <table:table-cell office:value-type="string">
            <text:p>eItT</text:p>
          </table:table-cell>
          <table:table-cell office:value-type="string">
            <text:p>AtT-&gt;1</text:p>
          </table:table-cell>
          <table:table-cell/>
          <table:table-cell office:value-type="string">
            <text:p>eIT </text:p>
          </table:table-cell>
          <table:table-cell office:value-type="string">
            <text:p>AT-&gt;2</text:p>
          </table:table-cell>
          <table:table-cell/>
          <table:table-cell office:value-type="string">
            <text:p>two pronun</text:p>
          </table:table-cell>
          <table:table-cell table:number-columns-repeated="1015"/>
        </table:table-row>
        <table:table-row table:style-name="ro3">
          <table:table-cell office:value-type="string">
            <text:p>ninth</text:p>
          </table:table-cell>
          <table:table-cell office:value-type="string">
            <text:p>s s</text:p>
          </table:table-cell>
          <table:table-cell office:value-type="string">
            <text:p>naIn(t)T</text:p>
          </table:table-cell>
          <table:table-cell office:value-type="string">
            <text:p>nInT</text:p>
          </table:table-cell>
          <table:table-cell/>
          <table:table-cell office:value-type="string">
            <text:p>naIn(t)T</text:p>
          </table:table-cell>
          <table:table-cell office:value-type="string">
            <text:p>nInT</text:p>
          </table:table-cell>
          <table:table-cell/>
          <table:table-cell office:value-type="string">
            <text:p>O</text:p>
          </table:table-cell>
          <table:table-cell table:number-columns-repeated="1015"/>
        </table:table-row>
        <table:table-row table:style-name="ro3">
          <table:table-cell office:value-type="string">
            <text:p>tenth</text:p>
          </table:table-cell>
          <table:table-cell office:value-type="string">
            <text:p>s s</text:p>
          </table:table-cell>
          <table:table-cell office:value-type="string">
            <text:p>ten(t)T</text:p>
          </table:table-cell>
          <table:table-cell office:value-type="string">
            <text:p>tenT</text:p>
          </table:table-cell>
          <table:table-cell/>
          <table:table-cell office:value-type="string">
            <text:p>ten(t)T</text:p>
          </table:table-cell>
          <table:table-cell office:value-type="string">
            <text:p>tenT</text:p>
          </table:table-cell>
          <table:table-cell/>
          <table:table-cell office:value-type="string">
            <text:p>O</text:p>
          </table:table-cell>
          <table:table-cell table:number-columns-repeated="1015"/>
        </table:table-row>
        <table:table-row table:style-name="ro3">
          <table:table-cell office:value-type="string">
            <text:p>eleventh</text:p>
          </table:table-cell>
          <table:table-cell office:value-type="string">
            <text:p>s s</text:p>
          </table:table-cell>
          <table:table-cell office:value-type="string">
            <text:p>1-Ilev=n(t)T <text:s/>2-@lev=n(t)T</text:p>
          </table:table-cell>
          <table:table-cell office:value-type="string">
            <text:p>1-ilevnT-&gt;1 <text:s/>2-ulevnT-&gt;1</text:p>
          </table:table-cell>
          <table:table-cell/>
          <table:table-cell office:value-type="string">
            <text:p>Ilev=n(t)T</text:p>
          </table:table-cell>
          <table:table-cell office:value-type="string">
            <text:p>ilevnT</text:p>
          </table:table-cell>
          <table:table-cell/>
          <table:table-cell office:value-type="string">
            <text:p>O rp 25</text:p>
          </table:table-cell>
          <table:table-cell table:number-columns-repeated="1015"/>
        </table:table-row>
        <table:table-row table:style-name="ro3">
          <table:table-cell office:value-type="string">
            <text:p>twelfth</text:p>
          </table:table-cell>
          <table:table-cell office:value-type="string">
            <text:p>s s</text:p>
          </table:table-cell>
          <table:table-cell office:value-type="string">
            <text:p>1-twelfT <text:s/>2-twelT</text:p>
          </table:table-cell>
          <table:table-cell office:value-type="string">
            <text:p>1-twelfT-&gt;1 <text:s/>2-twelT-&gt;2</text:p>
          </table:table-cell>
          <table:table-cell/>
          <table:table-cell office:value-type="string">
            <text:p>twelfT</text:p>
          </table:table-cell>
          <table:table-cell office:value-type="string">
            <text:p>twelfT-&gt;1</text:p>
          </table:table-cell>
          <table:table-cell/>
          <table:table-cell office:value-type="string">
            <text:p>two pronun</text:p>
          </table:table-cell>
          <table:table-cell table:number-columns-repeated="1015"/>
        </table:table-row>
        <table:table-row table:style-name="ro3">
          <table:table-cell office:value-type="string">
            <text:p>thirteenth</text:p>
          </table:table-cell>
          <table:table-cell office:value-type="string">
            <text:p>s s</text:p>
          </table:table-cell>
          <table:table-cell office:value-type="string">
            <text:p>T3:ti:n(t)T</text:p>
          </table:table-cell>
          <table:table-cell office:value-type="string">
            <text:p>TütEnT</text:p>
          </table:table-cell>
          <table:table-cell/>
          <table:table-cell office:value-type="string">
            <text:p>T3':ti:n(t)T</text:p>
          </table:table-cell>
          <table:table-cell office:value-type="string">
            <text:p>tütEnT</text:p>
          </table:table-cell>
          <table:table-cell/>
          <table:table-cell office:value-type="string">
            <text:p>O</text:p>
          </table:table-cell>
          <table:table-cell table:number-columns-repeated="1015"/>
        </table:table-row>
        <table:table-row table:style-name="ro3">
          <table:table-cell office:value-type="string">
            <text:p>fourteenth</text:p>
          </table:table-cell>
          <table:table-cell office:value-type="string">
            <text:p>s s</text:p>
          </table:table-cell>
          <table:table-cell office:value-type="string">
            <text:p>fO:ti:n(t)T</text:p>
          </table:table-cell>
          <table:table-cell office:value-type="string">
            <text:p>fötEnT</text:p>
          </table:table-cell>
          <table:table-cell/>
          <table:table-cell office:value-type="string">
            <text:p>1-fO:rti:n(t)T <text:s/>2-fo:rti:n(t)T</text:p>
          </table:table-cell>
          <table:table-cell office:value-type="string">
            <text:p>1-fQrtEnT-&gt;1 <text:s/>2=1</text:p>
          </table:table-cell>
          <table:table-cell table:number-columns-repeated="1017"/>
        </table:table-row>
        <table:table-row table:style-name="ro3">
          <table:table-cell office:value-type="string">
            <text:p>fifteenth</text:p>
          </table:table-cell>
          <table:table-cell office:value-type="string">
            <text:p>s s</text:p>
          </table:table-cell>
          <table:table-cell office:value-type="string">
            <text:p>fIfti:nT</text:p>
          </table:table-cell>
          <table:table-cell office:value-type="string">
            <text:p>fiftEnT</text:p>
          </table:table-cell>
          <table:table-cell/>
          <table:table-cell office:value-type="string">
            <text:p>fIfti:n</text:p>
          </table:table-cell>
          <table:table-cell office:value-type="string">
            <text:p>fiftEnT</text:p>
          </table:table-cell>
          <table:table-cell table:number-columns-repeated="1017"/>
        </table:table-row>
        <table:table-row table:style-name="ro3">
          <table:table-cell office:value-type="string">
            <text:p>sixteenth</text:p>
          </table:table-cell>
          <table:table-cell office:value-type="string">
            <text:p>s s</text:p>
          </table:table-cell>
          <table:table-cell office:value-type="string">
            <text:p>sIksti:n(t)T</text:p>
          </table:table-cell>
          <table:table-cell office:value-type="string">
            <text:p>sikstEnT</text:p>
          </table:table-cell>
          <table:table-cell/>
          <table:table-cell office:value-type="string">
            <text:p>sIksti:n</text:p>
          </table:table-cell>
          <table:table-cell office:value-type="string">
            <text:p>sikstEnT</text:p>
          </table:table-cell>
          <table:table-cell table:number-columns-repeated="1017"/>
        </table:table-row>
        <table:table-row table:style-name="ro3">
          <table:table-cell office:value-type="string">
            <text:p>seventeenth</text:p>
          </table:table-cell>
          <table:table-cell office:value-type="string">
            <text:p>s s</text:p>
          </table:table-cell>
          <table:table-cell office:value-type="string">
            <text:p>sev=nti:nT</text:p>
          </table:table-cell>
          <table:table-cell office:value-type="string">
            <text:p>sevntEnT</text:p>
          </table:table-cell>
          <table:table-cell/>
          <table:table-cell office:value-type="string">
            <text:p>sev=nti:nT</text:p>
          </table:table-cell>
          <table:table-cell office:value-type="string">
            <text:p>sevntEnT</text:p>
          </table:table-cell>
          <table:table-cell/>
          <table:table-cell office:value-type="string">
            <text:p>xx : need to correct, should use suffix rule -en-</text:p>
          </table:table-cell>
          <table:table-cell table:number-columns-repeated="1015"/>
        </table:table-row>
        <table:table-row table:style-name="ro3">
          <table:table-cell office:value-type="string">
            <text:p>eighteenth</text:p>
          </table:table-cell>
          <table:table-cell office:value-type="string">
            <text:p>s s</text:p>
          </table:table-cell>
          <table:table-cell office:value-type="string">
            <text:p>eIti:n(t)T</text:p>
          </table:table-cell>
          <table:table-cell office:value-type="string">
            <text:p>AtEnT</text:p>
          </table:table-cell>
          <table:table-cell/>
          <table:table-cell office:value-type="string">
            <text:p>eIti:n(t)T</text:p>
          </table:table-cell>
          <table:table-cell office:value-type="string">
            <text:p>AtEnT</text:p>
          </table:table-cell>
          <table:table-cell table:number-columns-repeated="1017"/>
        </table:table-row>
        <table:table-row table:style-name="ro3">
          <table:table-cell office:value-type="string">
            <text:p>nineteenth</text:p>
          </table:table-cell>
          <table:table-cell office:value-type="string">
            <text:p>s s</text:p>
          </table:table-cell>
          <table:table-cell office:value-type="string">
            <text:p>naInti:n(t)T</text:p>
          </table:table-cell>
          <table:table-cell office:value-type="string">
            <text:p>nIntEnT</text:p>
          </table:table-cell>
          <table:table-cell/>
          <table:table-cell office:value-type="string">
            <text:p>naInti:n(t)T</text:p>
          </table:table-cell>
          <table:table-cell office:value-type="string">
            <text:p>nIntEnT</text:p>
          </table:table-cell>
          <table:table-cell table:number-columns-repeated="1017"/>
        </table:table-row>
        <table:table-row table:style-name="ro3">
          <table:table-cell office:value-type="string">
            <text:p>twentieth</text:p>
          </table:table-cell>
          <table:table-cell office:value-type="string">
            <text:p>s s</text:p>
          </table:table-cell>
          <table:table-cell office:value-type="string">
            <text:p>twenti@T</text:p>
          </table:table-cell>
          <table:table-cell office:value-type="string">
            <text:p>twentEuT</text:p>
          </table:table-cell>
          <table:table-cell/>
          <table:table-cell office:value-type="string">
            <text:p>twenti@T</text:p>
          </table:table-cell>
          <table:table-cell office:value-type="string">
            <text:p>twentEuT</text:p>
          </table:table-cell>
          <table:table-cell table:number-columns-repeated="1017"/>
        </table:table-row>
        <table:table-row table:style-name="ro3">
          <table:table-cell office:value-type="string">
            <text:p>thirtieth</text:p>
          </table:table-cell>
          <table:table-cell office:value-type="string">
            <text:p>s s</text:p>
          </table:table-cell>
          <table:table-cell office:value-type="string">
            <text:p>T3:ti@T</text:p>
          </table:table-cell>
          <table:table-cell office:value-type="string">
            <text:p>TütEuT</text:p>
          </table:table-cell>
          <table:table-cell/>
          <table:table-cell office:value-type="string">
            <text:p>T3:ti@T</text:p>
          </table:table-cell>
          <table:table-cell office:value-type="string">
            <text:p>TütEuT</text:p>
          </table:table-cell>
          <table:table-cell table:number-columns-repeated="1017"/>
        </table:table-row>
        <table:table-row table:style-name="ro3">
          <table:table-cell office:value-type="string">
            <text:p>fortieth</text:p>
          </table:table-cell>
          <table:table-cell office:value-type="string">
            <text:p>s s</text:p>
          </table:table-cell>
          <table:table-cell office:value-type="string">
            <text:p>fO:ti@T</text:p>
          </table:table-cell>
          <table:table-cell office:value-type="string">
            <text:p>fötEuT</text:p>
          </table:table-cell>
          <table:table-cell/>
          <table:table-cell office:value-type="string">
            <text:p>fO:ti@T</text:p>
          </table:table-cell>
          <table:table-cell office:value-type="string">
            <text:p>fötEuT</text:p>
          </table:table-cell>
          <table:table-cell table:number-columns-repeated="1017"/>
        </table:table-row>
        <table:table-row table:style-name="ro3">
          <table:table-cell office:value-type="string">
            <text:p>fiftieth</text:p>
          </table:table-cell>
          <table:table-cell office:value-type="string">
            <text:p>s s</text:p>
          </table:table-cell>
          <table:table-cell office:value-type="string">
            <text:p>fIfti@T</text:p>
          </table:table-cell>
          <table:table-cell office:value-type="string">
            <text:p>fiftEuT</text:p>
          </table:table-cell>
          <table:table-cell/>
          <table:table-cell office:value-type="string">
            <text:p>fIfti@T</text:p>
          </table:table-cell>
          <table:table-cell office:value-type="string">
            <text:p>fiftEuT</text:p>
          </table:table-cell>
          <table:table-cell table:number-columns-repeated="1017"/>
        </table:table-row>
        <table:table-row table:style-name="ro3">
          <table:table-cell office:value-type="string">
            <text:p>sixtieth</text:p>
          </table:table-cell>
          <table:table-cell office:value-type="string">
            <text:p>s s</text:p>
          </table:table-cell>
          <table:table-cell office:value-type="string">
            <text:p>sIksti@T</text:p>
          </table:table-cell>
          <table:table-cell office:value-type="string">
            <text:p>sikstEuT</text:p>
          </table:table-cell>
          <table:table-cell/>
          <table:table-cell office:value-type="string">
            <text:p>sIksti@T</text:p>
          </table:table-cell>
          <table:table-cell office:value-type="string">
            <text:p>sikstEuT</text:p>
          </table:table-cell>
          <table:table-cell table:number-columns-repeated="1017"/>
        </table:table-row>
        <table:table-row table:style-name="ro3">
          <table:table-cell office:value-type="string">
            <text:p>seventieth</text:p>
          </table:table-cell>
          <table:table-cell office:value-type="string">
            <text:p>s s</text:p>
          </table:table-cell>
          <table:table-cell office:value-type="string">
            <text:p>sev=nti@T</text:p>
          </table:table-cell>
          <table:table-cell office:value-type="string">
            <text:p>sevntEuT</text:p>
          </table:table-cell>
          <table:table-cell/>
          <table:table-cell office:value-type="string">
            <text:p>sev=nti@T</text:p>
          </table:table-cell>
          <table:table-cell office:value-type="string">
            <text:p>sevntEuT</text:p>
          </table:table-cell>
          <table:table-cell table:number-columns-repeated="1017"/>
        </table:table-row>
        <table:table-row table:style-name="ro3">
          <table:table-cell office:value-type="string">
            <text:p>eightieth</text:p>
          </table:table-cell>
          <table:table-cell office:value-type="string">
            <text:p>s s</text:p>
          </table:table-cell>
          <table:table-cell office:value-type="string">
            <text:p>eIti@T</text:p>
          </table:table-cell>
          <table:table-cell office:value-type="string">
            <text:p>AtEuT</text:p>
          </table:table-cell>
          <table:table-cell/>
          <table:table-cell office:value-type="string">
            <text:p>eIti@T</text:p>
          </table:table-cell>
          <table:table-cell office:value-type="string">
            <text:p>AtEuT</text:p>
          </table:table-cell>
          <table:table-cell table:number-columns-repeated="1017"/>
        </table:table-row>
        <table:table-row table:style-name="ro3">
          <table:table-cell office:value-type="string">
            <text:p>ninetieth</text:p>
          </table:table-cell>
          <table:table-cell office:value-type="string">
            <text:p>s s</text:p>
          </table:table-cell>
          <table:table-cell office:value-type="string">
            <text:p>naInti@T</text:p>
          </table:table-cell>
          <table:table-cell office:value-type="string">
            <text:p>nIntEuT</text:p>
          </table:table-cell>
          <table:table-cell/>
          <table:table-cell office:value-type="string">
            <text:p>naInti@T</text:p>
          </table:table-cell>
          <table:table-cell office:value-type="string">
            <text:p>nIntEuT</text:p>
          </table:table-cell>
          <table:table-cell table:number-columns-repeated="1017"/>
        </table:table-row>
        <table:table-row table:style-name="ro3">
          <table:table-cell office:value-type="string">
            <text:p>hundredth</text:p>
          </table:table-cell>
          <table:table-cell office:value-type="string">
            <text:p>s s</text:p>
          </table:table-cell>
          <table:table-cell office:value-type="string">
            <text:p>1-hVndr@dT <text:s/>2-hVndrIdT</text:p>
          </table:table-cell>
          <table:table-cell office:value-type="string">
            <text:p>1-hundrudT-&gt;1 <text:s/>2-hundridT-&gt;2</text:p>
          </table:table-cell>
          <table:table-cell/>
          <table:table-cell office:value-type="string">
            <text:p>hVndr@dT</text:p>
          </table:table-cell>
          <table:table-cell office:value-type="string">
            <text:p>hundrudT-&gt;1</text:p>
          </table:table-cell>
          <table:table-cell table:number-columns-repeated="1017"/>
        </table:table-row>
        <table:table-row table:style-name="ro3">
          <table:table-cell office:value-type="string">
            <text:p>thousandth</text:p>
          </table:table-cell>
          <table:table-cell office:value-type="string">
            <text:p>s s</text:p>
          </table:table-cell>
          <table:table-cell office:value-type="string">
            <text:p>TaUz=n(t)T</text:p>
          </table:table-cell>
          <table:table-cell office:value-type="string">
            <text:p>TWznT</text:p>
          </table:table-cell>
          <table:table-cell/>
          <table:table-cell office:value-type="string">
            <text:p>TaUz=n(t)T</text:p>
          </table:table-cell>
          <table:table-cell office:value-type="string">
            <text:p>TWznT</text:p>
          </table:table-cell>
          <table:table-cell table:number-columns-repeated="1017"/>
        </table:table-row>
        <table:table-row table:style-name="ro3">
          <table:table-cell office:value-type="string">
            <text:p>millionth</text:p>
          </table:table-cell>
          <table:table-cell office:value-type="string">
            <text:p>s s</text:p>
          </table:table-cell>
          <table:table-cell office:value-type="string">
            <text:p>1-mIlj@n(t)T <text:s/>2-mIli@n(t)T</text:p>
          </table:table-cell>
          <table:table-cell office:value-type="string">
            <text:p><text:s/>1-milyunT-&gt;1 <text:s/>2-milEunT-&gt;2</text:p>
          </table:table-cell>
          <table:table-cell/>
          <table:table-cell office:value-type="string">
            <text:p>mIlj@n(t)T</text:p>
          </table:table-cell>
          <table:table-cell office:value-type="string">
            <text:p>milyunT-&gt;1</text:p>
          </table:table-cell>
          <table:table-cell table:number-columns-repeated="1017"/>
        </table:table-row>
        <table:table-row table:style-name="ro3">
          <table:table-cell office:value-type="string">
            <text:p>billionth</text:p>
          </table:table-cell>
          <table:table-cell office:value-type="string">
            <text:p>s s</text:p>
          </table:table-cell>
          <table:table-cell office:value-type="string">
            <text:p>1-bIlj@n(t)T <text:s/>2-bIli@n(t)T</text:p>
          </table:table-cell>
          <table:table-cell office:value-type="string">
            <text:p>1-bilyunT-&gt;1 <text:s/>2-bilEunT-&gt;2</text:p>
          </table:table-cell>
          <table:table-cell/>
          <table:table-cell office:value-type="string">
            <text:p>bIlj@n(t)T</text:p>
          </table:table-cell>
          <table:table-cell office:value-type="string">
            <text:p>bilyunT-&gt;1</text:p>
          </table:table-cell>
          <table:table-cell table:number-columns-repeated="1017"/>
        </table:table-row>
        <table:table-row table:style-name="ro3" table:number-rows-repeated="654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ans Serif" svg:font-family="'Sans Serif'"/>
    <style:font-face style:name="Thoth Int" svg:font-family="'Thoth Int'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Sans Serif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7">27/09/2010</text:date>, <text:time>13:5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Ross McGinnis</meta:initial-creator>
    <meta:editing-cycles>54</meta:editing-cycles>
    <meta:creation-date>2008-11-03T13:42:32</meta:creation-date>
    <dc:date>2010-09-27T13:59:18</dc:date>
    <meta:editing-duration>PT07H03M41S</meta:editing-duration>
    <meta:document-statistic meta:table-count="3" meta:cell-count="412" meta:object-count="0"/>
    <meta:user-defined meta:name="Info 1"/>
    <meta:user-defined meta:name="Info 2"/>
    <meta:user-defined meta:name="Info 3"/>
    <meta:user-defined meta:name="Info 4"/>
  </office:meta>
</office:document-meta>
</file>